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Gill Sans MT_CCJU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18cm solid #000000"/>
      <style:text-properties style:font-name="Gill Sans MT_CCJU" fo:font-size="7.5pt" fo:font-style="italic" style:font-size-asian="7.5pt" style:font-style-asian="italic" style:font-size-complex="7.5pt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Gill Sans MT_CCJU"/>
    </style:style>
    <style:style style:name="P4" style:family="paragraph" style:parent-style-name="Standard">
      <style:text-properties fo:color="#ff0000" style:font-name="Gill Sans MT_CCJU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7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8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9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10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752cm"/>
          <style:tab-stop style:position="12.002cm" style:type="center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cm"/>
          <style:tab-stop style:position="12.002cm" style:type="center"/>
        </style:tab-stops>
      </style:paragraph-properties>
      <style:text-properties fo:color="#ff0000" style:font-name="Gill Sans MT_CCJU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Gill Sans MT_CCJU" fo:font-size="12pt" style:font-size-asian="12pt" style:font-size-complex="12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fo:color="#ff0000" style:font-name="Gill Sans MT_CCJU" fo:font-size="6pt" style:text-underline-style="solid" style:text-underline-width="auto" style:text-underline-color="font-color" style:font-size-asian="6pt" style:font-size-complex="6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style:font-name="Gill Sans MT_CCJU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style:font-name="Gill Sans MT_CCJU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Gill Sans MT_CCJU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18cm solid #000000"/>
      <style:text-properties style:font-name="Gill Sans MT_CCJU"/>
    </style:style>
    <style:style style:name="P19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ff0000"/>
      <style:text-properties style:font-name="Gill Sans MT_CCJU"/>
    </style:style>
    <style:style style:name="P2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21" style:family="paragraph" style:parent-style-name="Text_20_body">
      <style:text-properties fo:color="#ff0000" style:font-name="Gill Sans MT_CCJU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00" style:font-size-asian="12pt" style:font-weight-asian="bold" style:font-size-complex="12pt"/>
    </style:style>
    <style:style style:name="T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ff0000" fo:font-size="12pt" fo:font-weight="bold" style:font-size-asian="12pt" style:font-weight-asian="bold"/>
    </style:style>
    <style:style style:name="T5" style:family="text">
      <style:text-properties fo:color="#ff0000" fo:font-size="12pt" fo:font-weight="bold" style:font-size-asian="12pt" style:font-weight-asian="bold" style:font-size-complex="12pt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800000" fo:font-size="12pt" style:font-size-asian="12pt"/>
    </style:style>
    <style:style style:name="T10" style:family="text">
      <style:text-properties fo:color="#800000" fo:font-size="12pt" fo:font-style="italic" style:font-size-asian="12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ettre </text:span><text:span text:style-name="T2">RFM</text:span><text:span text:style-name="T1"> n° </text:span><text:span text:style-name="T2">2.2</text:span></text:p>
      <text:p text:style-name="P1">Lit électrique : questions relatives aux soins à domicile</text:p>
      <text:p text:style-name="P2">(précisions à demander au médecin-traitant)</text:p>
      <text:p text:style-name="P3"><text:span text:style-name="T1">Concerne : </text:span><text:span text:style-name="T3">CCJU</text:span></text:p>
      <text:p text:style-name="P4"/>
      <text:p text:style-name="P4"/>
      <text:p text:style-name="P19"><text:span text:style-name="T4">Remboursement des frais de maladie (RFM) par les prestations complémentaires AVS/AI (PC) : </text:span><text:span text:style-name="T5">demande de prise en charge des frais de location d'un lit électrique</text:span></text:p>
      <text:p text:style-name="P5"/>
      <text:p text:style-name="P4"/>
      <text:p text:style-name="P6"><text:bookmark-start text:name="Titre"/>M,<text:bookmark-end text:name="Titre"/></text:p>
      <text:p text:style-name="P6"/>
      <text:p text:style-name="P21">Nous accusons réception de votre demande du , accompagnée d'un certificat médical et du contrat de location relatif à l'objet susmentionné.</text:p>
      <text:p text:style-name="P6"/>
      <text:p text:style-name="P15"><text:span text:style-name="T7">Dans le cadre des prestations complémentaires, nous prenons en compte la location d'un </text:span><text:span text:style-name="T6">lit électrique</text:span><text:span text:style-name="T7">, s'il est attesté par un médecin que ce lit est nécessaire </text:span><text:span text:style-name="T6">aux soins à domicile</text:span><text:span text:style-name="T7"> (voir chiffre marginal 5099 en annexe).</text:span></text:p>
      <text:p text:style-name="P6"/>
      <text:p text:style-name="P15"><text:span text:style-name="T7">Ainsi, pour une éventuelle prise en charge de la location d'un lit, </text:span><text:span text:style-name="T6">votre médecin peut-il nous indiquer, sur le double de la présente :</text:span></text:p>
      <text:p text:style-name="P13"/>
      <text:list text:style-name="WW8Num1">
        <text:list-item>
          <text:p text:style-name="P7">si ce lit est nécessaire pour les soins à domicile</text:p>
        </text:list-item>
        <text:list-item>
          <text:p text:style-name="P7">quel genre de soins</text:p>
        </text:list-item>
        <text:list-item>
          <text:p text:style-name="P7">qui prodigue les soins</text:p>
        </text:list-item>
        <text:list-item>
          <text:p text:style-name="P7">fréquence des soins à domicile (nombre d'heures par jour/semaine) ?</text:p>
        </text:list-item>
      </text:list>
      <text:p text:style-name="P6"/>
      <text:p text:style-name="P6">Nous vous remercions de votre obligeance et, dans l'attente de votre réponse, vous prions d'agréer, M, nos salutations distinguées.</text:p>
      <text:p text:style-name="P6"/>
      <text:p text:style-name="P6"/>
      <text:p text:style-name="P20"><text:span text:style-name="T9"><text:tab/></text:span><text:span text:style-name="T10">pavé signature</text:span></text:p>
      <text:p text:style-name="P6"/>
      <text:p text:style-name="P11"/>
      <text:p text:style-name="P16"><text:span text:style-name="T8">Annexes</text:span><text:span text:style-name="T7"> :<text:tab/>- chiffre marginal 5099</text:span></text:p>
      <text:p text:style-name="P12"><text:tab/>- double de la présente, à joindre à votre réponse</text:p>
      <text:p text:style-name="P14"/>
      <text:p text:style-name="P17"><text:span text:style-name="T8">Copie</text:span><text:span text:style-name="T7"> :<text:tab/>- agence communale AV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  <style:tab-stop style:position="10.001cm"/>
        </style:tab-stops>
      </style:paragraph-properties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Times New Roman"/>
    </style:style>
    <style:style style:name="WW8Num4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8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0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2.514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tations complémentaires à l'AVS et l'AI (PC)</dc:title>
    <meta:initial-creator>Eggstein Philippe</meta:initial-creator>
    <meta:creation-date>2009-06-16T09:13:00</meta:creation-date>
    <dc:creator>Mike Boillat</dc:creator>
    <dc:date>2012-02-23T10:04:01</dc:date>
    <meta:print-date>2009-04-24T10:41:00</meta:print-date>
    <meta:editing-cycles>8</meta:editing-cycles>
    <meta:editing-duration>PT13M1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133338863</meta:user-defined>
    <meta:document-statistic meta:table-count="0" meta:image-count="0" meta:object-count="0" meta:page-count="1" meta:paragraph-count="18" meta:word-count="192" meta:character-count="1206"/>
  </office:meta>
</office:document-meta>
</file>